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60000031278B125B94A7B8099.png" manifest:media-type="image/png"/>
  <manifest:file-entry manifest:full-path="Pictures/10000201000005380000029DE4BE4B988CAF637F.png" manifest:media-type="image/png"/>
  <manifest:file-entry manifest:full-path="Pictures/10000201000004BF000002FC586A06DC0FF424E8.png" manifest:media-type="image/png"/>
  <manifest:file-entry manifest:full-path="Pictures/10000201000004C50000020F9F2F66170FA51432.png" manifest:media-type="image/png"/>
  <manifest:file-entry manifest:full-path="Pictures/1000020100000355000002A114BE8BA4CEA17B9F.png" manifest:media-type="image/png"/>
  <manifest:file-entry manifest:full-path="Pictures/100002010000038600000198378D78C913F571BB.png" manifest:media-type="image/png"/>
  <manifest:file-entry manifest:full-path="Pictures/100002010000034B000001DF9F5D4867330E7435.png" manifest:media-type="image/png"/>
  <manifest:file-entry manifest:full-path="Pictures/10000201000001B30000015886E5FCEAC45123BA.png" manifest:media-type="image/png"/>
  <manifest:file-entry manifest:full-path="Pictures/10000201000003C9000002B9AA55E9A288D52B5E.png" manifest:media-type="image/png"/>
  <manifest:file-entry manifest:full-path="Pictures/10000201000001260000005EF2F1E8F718E55598.png" manifest:media-type="image/png"/>
  <manifest:file-entry manifest:full-path="Pictures/10000201000003720000028A9E68D596CA38E68F.png" manifest:media-type="image/png"/>
  <manifest:file-entry manifest:full-path="Pictures/1000020100000378000002D112C8C759F8DEFDA1.png" manifest:media-type="image/png"/>
  <manifest:file-entry manifest:full-path="Pictures/1000020100000265000000D50106500F2066D7C9.png" manifest:media-type="image/png"/>
  <manifest:file-entry manifest:full-path="Pictures/10000201000003DB000002BB4A58FCEAD7A79C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a74" officeooo:paragraph-rsid="00142a74"/>
    </style:style>
    <style:style style:name="P2" style:family="paragraph" style:parent-style-name="Standard">
      <style:text-properties officeooo:rsid="0014c2dc" officeooo:paragraph-rsid="0014c2dc"/>
    </style:style>
    <style:style style:name="P3" style:family="paragraph" style:parent-style-name="Standard">
      <style:text-properties fo:font-weight="bold" officeooo:rsid="0016b1d0" officeooo:paragraph-rsid="0016b1d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4c2dc" officeooo:paragraph-rsid="0014c2d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6b1d0" officeooo:paragraph-rsid="0016b1d0" style:font-weight-asian="bold" style:font-weight-complex="bold"/>
    </style:style>
    <style:style style:name="P6" style:family="paragraph" style:parent-style-name="Standard">
      <style:text-properties officeooo:rsid="0015fde6" officeooo:paragraph-rsid="0015fde6"/>
    </style:style>
    <style:style style:name="P7" style:family="paragraph" style:parent-style-name="Standard">
      <style:text-properties officeooo:rsid="0016b1d0" officeooo:paragraph-rsid="0015fde6"/>
    </style:style>
    <style:style style:name="P8" style:family="paragraph" style:parent-style-name="Standard">
      <style:text-properties officeooo:rsid="0016b1d0" officeooo:paragraph-rsid="0016b1d0"/>
    </style:style>
    <style:style style:name="P9" style:family="paragraph" style:parent-style-name="Standard">
      <style:text-properties style:text-underline-style="none" fo:font-weight="normal" officeooo:rsid="0016b1d0" officeooo:paragraph-rsid="0016b1d0" style:font-weight-asian="normal" style:font-weight-complex="normal"/>
    </style:style>
    <style:style style:name="P10" style:family="paragraph" style:parent-style-name="Standard">
      <style:paragraph-properties fo:break-before="page"/>
      <style:text-properties fo:font-weight="bold" officeooo:rsid="0016b1d0" officeooo:paragraph-rsid="0016b1d0" style:font-weight-asian="bold" style:font-weight-complex="bold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4c2dc" officeooo:paragraph-rsid="0014c2dc" style:font-weight-asian="bold" style:font-weight-complex="bold"/>
    </style:style>
    <style:style style:name="P1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6b1d0" officeooo:paragraph-rsid="0016b1d0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ório 02</text:p>
      <text:p text:style-name="P1"/>
      <text:p text:style-name="P4">a)</text:p>
      <text:p text:style-name="P2"><draw:frame draw:style-name="fr1" draw:name="Figura1" text:anchor-type="as-char" svg:width="11.509cm" svg:height="9.102cm" draw:z-index="0"><draw:image xlink:href="Pictures/10000201000001B30000015886E5FCEAC45123BA.png" xlink:type="simple" xlink:show="embed" xlink:actuate="onLoad" loext:mime-type="image/png"/></draw:frame></text:p>
      <text:p text:style-name="P2"/>
      <text:p text:style-name="P4">b)</text:p>
      <text:p text:style-name="P2"><draw:frame draw:style-name="fr2" draw:name="Figura2" text:anchor-type="as-char" svg:width="17cm" svg:height="9.659cm" draw:z-index="1"><draw:image xlink:href="Pictures/100002010000034B000001DF9F5D4867330E7435.png" xlink:type="simple" xlink:show="embed" xlink:actuate="onLoad" loext:mime-type="image/png"/></draw:frame></text:p>
      <text:p text:style-name="P2"/>
      <text:p text:style-name="P2"/>
      <text:p text:style-name="P11">c)</text:p>
      <text:p text:style-name="P2"><draw:frame draw:style-name="fr3" draw:name="Figura3" text:anchor-type="as-char" svg:width="7.779cm" svg:height="2.487cm" draw:z-index="2"><draw:image xlink:href="Pictures/10000201000001260000005EF2F1E8F718E55598.png" xlink:type="simple" xlink:show="embed" xlink:actuate="onLoad" loext:mime-type="image/png"/></draw:frame></text:p>
      <text:p text:style-name="P2"/>
      <text:p text:style-name="P4">d)</text:p>
      <text:p text:style-name="P2"><draw:frame draw:style-name="fr3" draw:name="Figura4" text:anchor-type="as-char" svg:width="16.219cm" svg:height="5.636cm" draw:z-index="3"><draw:image xlink:href="Pictures/1000020100000265000000D50106500F2066D7C9.png" xlink:type="simple" xlink:show="embed" xlink:actuate="onLoad" loext:mime-type="image/png"/></draw:frame></text:p>
      <text:p text:style-name="P2"/>
      <text:p text:style-name="P4">e)</text:p>
      <text:p text:style-name="P4"><text:span text:style-name="T2">i</text:span></text:p>
      <text:p text:style-name="P2"><draw:frame draw:style-name="fr2" draw:name="Figura5" text:anchor-type="as-char" svg:width="17cm" svg:height="12.039cm" draw:z-index="4"><draw:image xlink:href="Pictures/10000201000003DB000002BB4A58FCEAD7A79CCE.png" xlink:type="simple" xlink:show="embed" xlink:actuate="onLoad" loext:mime-type="image/png"/></draw:frame></text:p>
      <text:p text:style-name="P2"/>
      <text:p text:style-name="P2"><text:soft-page-break/><draw:frame draw:style-name="fr2" draw:name="Figura6" text:anchor-type="as-char" svg:width="17cm" svg:height="12.527cm" draw:z-index="5"><draw:image xlink:href="Pictures/10000201000003720000028A9E68D596CA38E68F.png" xlink:type="simple" xlink:show="embed" xlink:actuate="onLoad" loext:mime-type="image/png"/></draw:frame></text:p>
      <text:p text:style-name="P2"/>
      <text:p text:style-name="P7">ii</text:p>
      <text:p text:style-name="P6"><draw:frame draw:style-name="fr2" draw:name="Figura7" text:anchor-type="as-char" svg:width="16.307cm" svg:height="11.728cm" draw:z-index="6"><draw:image xlink:href="Pictures/10000201000003C9000002B9AA55E9A288D52B5E.png" xlink:type="simple" xlink:show="embed" xlink:actuate="onLoad" loext:mime-type="image/png"/></draw:frame></text:p>
      <text:p text:style-name="P6"><text:soft-page-break/><draw:frame draw:style-name="fr2" draw:name="Figura8" text:anchor-type="as-char" svg:width="17cm" svg:height="13.413cm" draw:z-index="7"><draw:image xlink:href="Pictures/1000020100000355000002A114BE8BA4CEA17B9F.png" xlink:type="simple" xlink:show="embed" xlink:actuate="onLoad" loext:mime-type="image/png"/></draw:frame></text:p>
      <text:p text:style-name="P6"/>
      <text:p text:style-name="P5">f)</text:p>
      <text:p text:style-name="P8"><draw:frame draw:style-name="fr2" draw:name="Figura9" text:anchor-type="as-char" svg:width="17cm" svg:height="7.336cm" draw:z-index="8"><draw:image xlink:href="Pictures/10000201000004C50000020F9F2F66170FA51432.png" xlink:type="simple" xlink:show="embed" xlink:actuate="onLoad" loext:mime-type="image/png"/></draw:frame></text:p>
      <text:p text:style-name="P8"/>
      <text:p text:style-name="P8"><text:soft-page-break/><draw:frame draw:style-name="fr2" draw:name="Figura10" text:anchor-type="as-char" svg:width="17cm" svg:height="10.689cm" draw:z-index="9"><draw:image xlink:href="Pictures/10000201000004BF000002FC586A06DC0FF424E8.png" xlink:type="simple" xlink:show="embed" xlink:actuate="onLoad" loext:mime-type="image/png"/></draw:frame></text:p>
      <text:p text:style-name="P8"/>
      <text:p text:style-name="P8"><draw:frame draw:style-name="fr4" draw:name="Figura11" text:anchor-type="paragraph" svg:width="17cm" svg:height="8.513cm" draw:z-index="10"><draw:image xlink:href="Pictures/10000201000005380000029DE4BE4B988CAF637F.png" xlink:type="simple" xlink:show="embed" xlink:actuate="onLoad" loext:mime-type="image/png"/></draw:frame></text:p>
      <text:p text:style-name="P9"/>
      <text:p text:style-name="P12">g)</text:p>
      <text:p text:style-name="P3"><text:span text:style-name="T3"><draw:frame draw:style-name="fr2" draw:name="Figura12" text:anchor-type="as-char" svg:width="17cm" svg:height="7.689cm" draw:z-index="11"><draw:image xlink:href="Pictures/100002010000038600000198378D78C913F571BB.png" xlink:type="simple" xlink:show="embed" xlink:actuate="onLoad" loext:mime-type="image/png"/></draw:frame></text:span></text:p>
      <text:p text:style-name="P3"><text:span text:style-name="T3"/></text:p>
      <text:p text:style-name="P3"><text:span text:style-name="T3"><draw:frame draw:style-name="fr2" draw:name="Figura13" text:anchor-type="as-char" svg:width="17cm" svg:height="14.065cm" draw:z-index="12"><draw:image xlink:href="Pictures/10000201000003B60000031278B125B94A7B8099.png" xlink:type="simple" xlink:show="embed" xlink:actuate="onLoad" loext:mime-type="image/png"/></draw:frame></text:span></text:p>
      <text:p text:style-name="P3"><text:span text:style-name="T3"/></text:p>
      <text:p text:style-name="P10"><text:span text:style-name="T3"><draw:frame draw:style-name="fr2" draw:name="Figura14" text:anchor-type="as-char" svg:width="17cm" svg:height="13.802cm" draw:z-index="13"><draw:image xlink:href="Pictures/1000020100000378000002D112C8C759F8DEFDA1.png" xlink:type="simple" xlink:show="embed" xlink:actuate="onLoad" loext:mime-type="image/png"/></draw:frame>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20:05:56.773439556</meta:creation-date>
    <dc:date>2021-03-04T20:26:38.613240169</dc:date>
    <meta:editing-duration>PT20M40S</meta:editing-duration>
    <meta:editing-cycles>5</meta:editing-cycles>
    <meta:generator>LibreOffice/6.0.7.3$Linux_X86_64 LibreOffice_project/00m0$Build-3</meta:generator>
    <meta:document-statistic meta:table-count="0" meta:image-count="14" meta:object-count="0" meta:page-count="7" meta:paragraph-count="23" meta:word-count="11" meta:character-count="31" meta:non-whitespace-character-count="30"/>
  </office:meta>
</office:document-meta>
</file>